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strument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InstrumentRead</text:h>
                    <text:list>
                        <text:list-item>
                            <text:h text:style-name="Heading_20_2" text:outline-level="2">Description</text:h>
                        </text:list-item>
                    </text:list>
                </text:list-item>
            </text:list>

            <text:p text:style-name="Standard">Use this to read from the Instrument. Usually, this action is used for the instruments which implements properietary (non-SCPI) commands protocol. This action will send the read stream to the <text:span text:style-name="backtick">data</text:span> output.</text:p>

            
                <text:list xml:id="list_InstrumentRead2" text:continue-numbering="true" text:continue-list="list_Instrument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strumentRead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Instrument object from which we want to read data.</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nstrumentRead6" text:continue-numbering="true" text:continue-list="list_InstrumentRead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strumentRead7" text:continue-numbering="true" text:continue-list="list_InstrumentRead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strumentRead8" text:continue-numbering="true" text:continue-list="list_InstrumentRead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strumentRead9" text:continue-numbering="true" text:continue-list="list_InstrumentRead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strumentRead10" text:continue-numbering="true" text:continue-list="list_InstrumentRea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InstrumentRead3" text:continue-numbering="true" text:continue-list="list_InstrumentRead2" text:style-name="Outline">
                    <text:list-item>
                        <text:list>
                            <text:list-item>
                                <text:h text:style-name="Heading_20_2" text:outline-level="2">Inputs</text:h>
                            </text:list-item>
                        </text:list>
                    </text:list-item>
                </text:list>

                
                            <text:list xml:id="list_InstrumentRead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InstrumentRead4" text:continue-numbering="true" text:continue-list="list_InstrumentRead3" text:style-name="Outline">
                    <text:list-item>
                        <text:list>
                            <text:list-item>
                                <text:h text:style-name="Heading_20_2" text:outline-level="2">Outputs</text:h>
                            </text:list-item>
                        </text:list>
                    </text:list-item>
                </text:list>

                
                            <text:list xml:id="list_InstrumentRead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InstrumentRead13" text:continue-numbering="true" text:style-name="Outline">
                                <text:list-item>
                                    <text:list>
                                        <text:list-item>
                                            <text:list>
                                                <text:list-item>
                                                    <text:h text:style-name="Heading_20_3" text:outline-level="3">
                                                        data
                                                        <text:s text:c="4"/>
                                                        <text:span text:style-name="T2">DATA(stream) | MANDATORY</text:span>
                                                    </text:h>
                                                </text:list-item>
                                            </text:list>
                                        </text:list-item>
                                    </text:list>
                                </text:list-item>
                            </text:list>
                            <text:p text:style-name="Standard">Output to which the read stream is s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